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717in"/>
    </style:style>
    <style:style style:name="co2" style:family="table-column">
      <style:table-column-properties fo:break-before="auto" style:column-width="1.2898in"/>
    </style:style>
    <style:style style:name="co3" style:family="table-column">
      <style:table-column-properties fo:break-before="auto" style:column-width="0.7319in"/>
    </style:style>
    <style:style style:name="co4" style:family="table-column">
      <style:table-column-properties fo:break-before="auto" style:column-width="1.1291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DASWOW_sta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filename</text:p>
          </table:table-cell>
          <table:table-cell office:value-type="string" calcext:value-type="string">
            <text:p>code_cell_avg</text:p>
          </table:table-cell>
          <table:table-cell office:value-type="string" calcext:value-type="string">
            <text:p>md_count</text:p>
          </table:table-cell>
          <table:table-cell office:value-type="string" calcext:value-type="string">
            <text:p>code_cell_count</text:p>
          </table:table-cell>
        </table:table-row>
        <table:table-row table:style-name="ro1">
          <table:table-cell office:value-type="string" calcext:value-type="string">
            <text:p>nb_10874.ipynb</text:p>
          </table:table-cell>
          <table:table-cell office:value-type="float" office:value="25.375" calcext:value-type="float">
            <text:p>25.37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nb_108860.ipynb</text:p>
          </table:table-cell>
          <table:table-cell office:value-type="float" office:value="11.4285714285714" calcext:value-type="float">
            <text:p>11.4285714285714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nb_10895.ipynb</text:p>
          </table:table-cell>
          <table:table-cell office:value-type="float" office:value="12.75" calcext:value-type="float">
            <text:p>12.7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nb_11007.ipynb</text:p>
          </table:table-cell>
          <table:table-cell office:value-type="float" office:value="4.6" calcext:value-type="float">
            <text:p>4.6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nb_111547.ipynb</text:p>
          </table:table-cell>
          <table:table-cell office:value-type="float" office:value="4.48387096774194" calcext:value-type="float">
            <text:p>4.48387096774194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nb_111963.ipynb</text:p>
          </table:table-cell>
          <table:table-cell office:value-type="float" office:value="29.5" calcext:value-type="float">
            <text:p>29.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b_113983.ipynb</text:p>
          </table:table-cell>
          <table:table-cell office:value-type="float" office:value="13.75" calcext:value-type="float">
            <text:p>13.75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nb_1143.ipynb</text:p>
          </table:table-cell>
          <table:table-cell office:value-type="float" office:value="21.75" calcext:value-type="float">
            <text:p>21.7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nb_11625.ipynb</text:p>
          </table:table-cell>
          <table:table-cell office:value-type="float" office:value="15.25" calcext:value-type="float">
            <text:p>15.25</text:p>
          </table:table-cell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nb_11694.ipynb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nb_12014.ipynb</text:p>
          </table:table-cell>
          <table:table-cell office:value-type="float" office:value="10.25" calcext:value-type="float">
            <text:p>10.2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nb_120555.ipynb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nb_12133.ipynb</text:p>
          </table:table-cell>
          <table:table-cell office:value-type="float" office:value="5.59090909090909" calcext:value-type="float">
            <text:p>5.59090909090909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nb_12385.ipynb</text:p>
          </table:table-cell>
          <table:table-cell office:value-type="float" office:value="1.52380952380952" calcext:value-type="float">
            <text:p>1.52380952380952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nb_123955.ipynb</text:p>
          </table:table-cell>
          <table:table-cell office:value-type="float" office:value="6.7" calcext:value-type="float">
            <text:p>6.7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nb_12570.ipynb</text:p>
          </table:table-cell>
          <table:table-cell office:value-type="float" office:value="3.64705882352941" calcext:value-type="float">
            <text:p>3.64705882352941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nb_12667.ipynb</text:p>
          </table:table-cell>
          <table:table-cell office:value-type="float" office:value="5.875" calcext:value-type="float">
            <text:p>5.875</text:p>
          </table:table-cell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nb_126757.ipynb</text:p>
          </table:table-cell>
          <table:table-cell office:value-type="float" office:value="4.89285714285714" calcext:value-type="float">
            <text:p>4.89285714285714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nb_12694.ipynb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nb_12838.ipynb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nb_12952.ipynb</text:p>
          </table:table-cell>
          <table:table-cell office:value-type="float" office:value="9.5625" calcext:value-type="float">
            <text:p>9.5625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nb_13052.ipynb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nb_13064.ipynb</text:p>
          </table:table-cell>
          <table:table-cell office:value-type="float" office:value="7.76923076923077" calcext:value-type="float">
            <text:p>7.76923076923077</text:p>
          </table:table-cell>
          <table:table-cell office:value-type="float" office:value="31" calcext:value-type="float">
            <text:p>3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nb_13194.ipynb</text:p>
          </table:table-cell>
          <table:table-cell office:value-type="float" office:value="12.0769230769231" calcext:value-type="float">
            <text:p>12.0769230769231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nb_132144.ipynb</text:p>
          </table:table-cell>
          <table:table-cell office:value-type="float" office:value="4.6" calcext:value-type="float">
            <text:p>4.6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nb_13273.ipynb</text:p>
          </table:table-cell>
          <table:table-cell office:value-type="float" office:value="4.18897637795276" calcext:value-type="float">
            <text:p>4.18897637795276</text:p>
          </table:table-cell>
          <table:table-cell office:value-type="float" office:value="18" calcext:value-type="float">
            <text:p>18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string" calcext:value-type="string">
            <text:p>nb_13314.ipynb</text:p>
          </table:table-cell>
          <table:table-cell office:value-type="float" office:value="6.77777777777778" calcext:value-type="float">
            <text:p>6.7777777777777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nb_13358.ipynb</text:p>
          </table:table-cell>
          <table:table-cell office:value-type="float" office:value="9.5" calcext:value-type="float">
            <text:p>9.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nb_13533.ipynb</text:p>
          </table:table-cell>
          <table:table-cell office:value-type="float" office:value="7.05" calcext:value-type="float">
            <text:p>7.0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nb_135909.ipynb</text:p>
          </table:table-cell>
          <table:table-cell office:value-type="float" office:value="4.625" calcext:value-type="float">
            <text:p>4.62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nb_13593.ipynb</text:p>
          </table:table-cell>
          <table:table-cell office:value-type="float" office:value="7.21428571428571" calcext:value-type="float">
            <text:p>7.21428571428571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nb_13629.ipynb</text:p>
          </table:table-cell>
          <table:table-cell office:value-type="float" office:value="1.8" calcext:value-type="float">
            <text:p>1.8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nb_13701.ipynb</text:p>
          </table:table-cell>
          <table:table-cell office:value-type="float" office:value="11.6666666666667" calcext:value-type="float">
            <text:p>11.6666666666667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nb_13810.ipynb</text:p>
          </table:table-cell>
          <table:table-cell office:value-type="float" office:value="4.46153846153846" calcext:value-type="float">
            <text:p>4.46153846153846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nb_13973.ipynb</text:p>
          </table:table-cell>
          <table:table-cell office:value-type="float" office:value="1.41935483870968" calcext:value-type="float">
            <text:p>1.41935483870968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nb_141123.ipynb</text:p>
          </table:table-cell>
          <table:table-cell office:value-type="float" office:value="2.0952380952381" calcext:value-type="float">
            <text:p>2.0952380952381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nb_14135.ipynb</text:p>
          </table:table-cell>
          <table:table-cell office:value-type="float" office:value="7.30769230769231" calcext:value-type="float">
            <text:p>7.3076923076923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nb_141463.ipynb</text:p>
          </table:table-cell>
          <table:table-cell office:value-type="float" office:value="2.05" calcext:value-type="float">
            <text:p>2.05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nb_143782.ipynb</text:p>
          </table:table-cell>
          <table:table-cell office:value-type="float" office:value="20.7142857142857" calcext:value-type="float">
            <text:p>20.7142857142857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nb_14569.ipynb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nb_146413.ipynb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b_14798.ipynb</text:p>
          </table:table-cell>
          <table:table-cell office:value-type="float" office:value="5.8" calcext:value-type="float">
            <text:p>5.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b_14943.ipynb</text:p>
          </table:table-cell>
          <table:table-cell office:value-type="float" office:value="1.90322580645161" calcext:value-type="float">
            <text:p>1.90322580645161</text:p>
          </table:table-cell>
          <table:table-cell office:value-type="float" office:value="9" calcext:value-type="float">
            <text:p>9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nb_15044.ipynb</text:p>
          </table:table-cell>
          <table:table-cell office:value-type="float" office:value="11.6153846153846" calcext:value-type="float">
            <text:p>11.6153846153846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nb_15064.ipynb</text:p>
          </table:table-cell>
          <table:table-cell office:value-type="float" office:value="15.1" calcext:value-type="float">
            <text:p>15.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nb_151660.ipynb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b_15184.ipynb</text:p>
          </table:table-cell>
          <table:table-cell office:value-type="float" office:value="4.14285714285714" calcext:value-type="float">
            <text:p>4.14285714285714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nb_154646.ipynb</text:p>
          </table:table-cell>
          <table:table-cell office:value-type="float" office:value="2.75" calcext:value-type="float">
            <text:p>2.75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nb_15605.ipynb</text:p>
          </table:table-cell>
          <table:table-cell office:value-type="float" office:value="9.4" calcext:value-type="float">
            <text:p>9.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nb_15606.ipynb</text:p>
          </table:table-cell>
          <table:table-cell office:value-type="float" office:value="2.95652173913043" calcext:value-type="float">
            <text:p>2.95652173913043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nb_15631.ipynb</text:p>
          </table:table-cell>
          <table:table-cell office:value-type="float" office:value="1.23076923076923" calcext:value-type="float">
            <text:p>1.2307692307692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nb_16033.ipynb</text:p>
          </table:table-cell>
          <table:table-cell office:value-type="float" office:value="16.4285714285714" calcext:value-type="float">
            <text:p>16.428571428571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nb_161139.ipynb</text:p>
          </table:table-cell>
          <table:table-cell office:value-type="float" office:value="9.42857142857143" calcext:value-type="float">
            <text:p>9.4285714285714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nb_161488.ipynb</text:p>
          </table:table-cell>
          <table:table-cell office:value-type="float" office:value="7.88888888888889" calcext:value-type="float">
            <text:p>7.88888888888889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nb_162121.ipynb</text:p>
          </table:table-cell>
          <table:table-cell office:value-type="float" office:value="3.61538461538462" calcext:value-type="float">
            <text:p>3.61538461538462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nb_16246.ipynb</text:p>
          </table:table-cell>
          <table:table-cell office:value-type="float" office:value="11.1147540983607" calcext:value-type="float">
            <text:p>11.1147540983607</text:p>
          </table:table-cell>
          <table:table-cell office:value-type="float" office:value="23" calcext:value-type="float">
            <text:p>23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nb_16302.ipynb</text:p>
          </table:table-cell>
          <table:table-cell office:value-type="float" office:value="9.1875" calcext:value-type="float">
            <text:p>9.1875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nb_16456.ipynb</text:p>
          </table:table-cell>
          <table:table-cell office:value-type="float" office:value="9.66666666666667" calcext:value-type="float">
            <text:p>9.6666666666666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b_165004.ipynb</text:p>
          </table:table-cell>
          <table:table-cell office:value-type="float" office:value="10.6666666666667" calcext:value-type="float">
            <text:p>10.666666666666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nb_165310.ipynb</text:p>
          </table:table-cell>
          <table:table-cell office:value-type="float" office:value="12.7058823529412" calcext:value-type="float">
            <text:p>12.7058823529412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nb_165782.ipynb</text:p>
          </table:table-cell>
          <table:table-cell office:value-type="float" office:value="1.3013698630137" calcext:value-type="float">
            <text:p>1.3013698630137</text:p>
          </table:table-cell>
          <table:table-cell office:value-type="float" office:value="2" calcext:value-type="float">
            <text:p>2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nb_168049.ipynb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b_17025.ipynb</text:p>
          </table:table-cell>
          <table:table-cell office:value-type="float" office:value="6.47058823529412" calcext:value-type="float">
            <text:p>6.47058823529412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nb_17097.ipynb</text:p>
          </table:table-cell>
          <table:table-cell office:value-type="float" office:value="4.21428571428571" calcext:value-type="float">
            <text:p>4.2142857142857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nb_171338.ipynb</text:p>
          </table:table-cell>
          <table:table-cell office:value-type="float" office:value="5.88888888888889" calcext:value-type="float">
            <text:p>5.8888888888888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nb_172338.ipynb</text:p>
          </table:table-cell>
          <table:table-cell office:value-type="float" office:value="7.86666666666667" calcext:value-type="float">
            <text:p>7.86666666666667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nb_17335.ipynb</text:p>
          </table:table-cell>
          <table:table-cell office:value-type="float" office:value="8.33333333333333" calcext:value-type="float">
            <text:p>8.33333333333333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nb_174644.ipynb</text:p>
          </table:table-cell>
          <table:table-cell office:value-type="float" office:value="4.84848484848485" calcext:value-type="float">
            <text:p>4.84848484848485</text:p>
          </table:table-cell>
          <table:table-cell office:value-type="float" office:value="18" calcext:value-type="float">
            <text:p>18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nb_17621.ipynb</text:p>
          </table:table-cell>
          <table:table-cell office:value-type="float" office:value="7.27272727272727" calcext:value-type="float">
            <text:p>7.27272727272727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nb_176775.ipynb</text:p>
          </table:table-cell>
          <table:table-cell office:value-type="float" office:value="4.66666666666667" calcext:value-type="float">
            <text:p>4.66666666666667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nb_17971.ipynb</text:p>
          </table:table-cell>
          <table:table-cell office:value-type="float" office:value="32.5" calcext:value-type="float">
            <text:p>32.5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nb_1808.ipynb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nb_181714.ipynb</text:p>
          </table:table-cell>
          <table:table-cell office:value-type="float" office:value="13.1818181818182" calcext:value-type="float">
            <text:p>13.1818181818182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nb_18192.ipynb</text:p>
          </table:table-cell>
          <table:table-cell office:value-type="float" office:value="19.5555555555556" calcext:value-type="float">
            <text:p>19.5555555555556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nb_18303.ipynb</text:p>
          </table:table-cell>
          <table:table-cell office:value-type="float" office:value="14.5" calcext:value-type="float">
            <text:p>14.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nb_18312.ipynb</text:p>
          </table:table-cell>
          <table:table-cell office:value-type="float" office:value="2.33720930232558" calcext:value-type="float">
            <text:p>2.33720930232558</text:p>
          </table:table-cell>
          <table:table-cell office:value-type="float" office:value="15" calcext:value-type="float">
            <text:p>15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nb_1834.ipynb</text:p>
          </table:table-cell>
          <table:table-cell office:value-type="float" office:value="1.19047619047619" calcext:value-type="float">
            <text:p>1.19047619047619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nb_18427.ipynb</text:p>
          </table:table-cell>
          <table:table-cell office:value-type="float" office:value="14.9375" calcext:value-type="float">
            <text:p>14.9375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nb_187060.ipynb</text:p>
          </table:table-cell>
          <table:table-cell office:value-type="float" office:value="20.2" calcext:value-type="float">
            <text:p>20.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b_18744.ipynb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nb_18755.ipynb</text:p>
          </table:table-cell>
          <table:table-cell office:value-type="float" office:value="2.35" calcext:value-type="float">
            <text:p>2.35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nb_188796.ipynb</text:p>
          </table:table-cell>
          <table:table-cell office:value-type="float" office:value="3.96875" calcext:value-type="float">
            <text:p>3.96875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nb_19102.ipynb</text:p>
          </table:table-cell>
          <table:table-cell office:value-type="float" office:value="1.18181818181818" calcext:value-type="float">
            <text:p>1.18181818181818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nb_191327.ipynb</text:p>
          </table:table-cell>
          <table:table-cell office:value-type="float" office:value="2.33333333333333" calcext:value-type="float">
            <text:p>2.3333333333333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b_19338.ipynb</text:p>
          </table:table-cell>
          <table:table-cell office:value-type="float" office:value="6.69230769230769" calcext:value-type="float">
            <text:p>6.69230769230769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nb_195130.ipynb</text:p>
          </table:table-cell>
          <table:table-cell office:value-type="float" office:value="24.6153846153846" calcext:value-type="float">
            <text:p>24.6153846153846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nb_1952.ipynb</text:p>
          </table:table-cell>
          <table:table-cell office:value-type="float" office:value="3.44067796610169" calcext:value-type="float">
            <text:p>3.44067796610169</text:p>
          </table:table-cell>
          <table:table-cell office:value-type="float" office:value="25" calcext:value-type="float">
            <text:p>25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nb_197884.ipynb</text:p>
          </table:table-cell>
          <table:table-cell office:value-type="float" office:value="9.11111111111111" calcext:value-type="float">
            <text:p>9.1111111111111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nb_19923.ipynb</text:p>
          </table:table-cell>
          <table:table-cell office:value-type="float" office:value="38.9090909090909" calcext:value-type="float">
            <text:p>38.9090909090909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nb_2004.ipynb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nb_20110.ipynb</text:p>
          </table:table-cell>
          <table:table-cell office:value-type="float" office:value="3.15384615384615" calcext:value-type="float">
            <text:p>3.15384615384615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nb_20187.ipyn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nb_21762.ipynb</text:p>
          </table:table-cell>
          <table:table-cell office:value-type="float" office:value="16.8" calcext:value-type="float">
            <text:p>16.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nb_21795.ipynb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nb_21923.ipynb</text:p>
          </table:table-cell>
          <table:table-cell office:value-type="float" office:value="12.1111111111111" calcext:value-type="float">
            <text:p>12.1111111111111</text:p>
          </table:table-cell>
          <table:table-cell table:number-columns-repeated="2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nb_22183.ipynb</text:p>
          </table:table-cell>
          <table:table-cell office:value-type="float" office:value="4.63636363636364" calcext:value-type="float">
            <text:p>4.63636363636364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nb_22193.ipynb</text:p>
          </table:table-cell>
          <table:table-cell office:value-type="float" office:value="1.30769230769231" calcext:value-type="float">
            <text:p>1.3076923076923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nb_22201.ipynb</text:p>
          </table:table-cell>
          <table:table-cell office:value-type="float" office:value="1.83870967741935" calcext:value-type="float">
            <text:p>1.83870967741935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nb_22577.ipynb</text:p>
          </table:table-cell>
          <table:table-cell office:value-type="float" office:value="4.80357142857143" calcext:value-type="float">
            <text:p>4.80357142857143</text:p>
          </table:table-cell>
          <table:table-cell office:value-type="float" office:value="29" calcext:value-type="float">
            <text:p>29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nb_22881.ipynb</text:p>
          </table:table-cell>
          <table:table-cell office:value-type="float" office:value="6.67857142857143" calcext:value-type="float">
            <text:p>6.67857142857143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nb_22925.ipynb</text:p>
          </table:table-cell>
          <table:table-cell office:value-type="float" office:value="22.9259259259259" calcext:value-type="float">
            <text:p>22.9259259259259</text:p>
          </table:table-cell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nb_23155.ipynb</text:p>
          </table:table-cell>
          <table:table-cell office:value-type="float" office:value="7.66666666666667" calcext:value-type="float">
            <text:p>7.66666666666667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nb_2319.ipynb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nb_23353.ipynb</text:p>
          </table:table-cell>
          <table:table-cell office:value-type="float" office:value="3.9047619047619" calcext:value-type="float">
            <text:p>3.9047619047619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nb_23427.ipynb</text:p>
          </table:table-cell>
          <table:table-cell office:value-type="float" office:value="7.25" calcext:value-type="float">
            <text:p>7.2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nb_2400.ipynb</text:p>
          </table:table-cell>
          <table:table-cell office:value-type="float" office:value="9.5" calcext:value-type="float">
            <text:p>9.5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nb_24205.ipynb</text:p>
          </table:table-cell>
          <table:table-cell office:value-type="float" office:value="7.875" calcext:value-type="float">
            <text:p>7.875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nb_24255.ipynb</text:p>
          </table:table-cell>
          <table:table-cell office:value-type="float" office:value="3.66666666666667" calcext:value-type="float">
            <text:p>3.66666666666667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nb_24261.ipynb</text:p>
          </table:table-cell>
          <table:table-cell office:value-type="float" office:value="21.6" calcext:value-type="float">
            <text:p>21.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b_24325.ipynb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nb_24417.ipynb</text:p>
          </table:table-cell>
          <table:table-cell office:value-type="float" office:value="19.1818181818182" calcext:value-type="float">
            <text:p>19.1818181818182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nb_24597.ipynb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nb_24663.ipynb</text:p>
          </table:table-cell>
          <table:table-cell office:value-type="float" office:value="3.5" calcext:value-type="float">
            <text:p>3.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b_25007.ipynb</text:p>
          </table:table-cell>
          <table:table-cell office:value-type="float" office:value="6.85714285714286" calcext:value-type="float">
            <text:p>6.85714285714286</text:p>
          </table:table-cell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nb_25187.ipynb</text:p>
          </table:table-cell>
          <table:table-cell office:value-type="float" office:value="51.6666666666667" calcext:value-type="float">
            <text:p>51.666666666666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b_25726.ipynb</text:p>
          </table:table-cell>
          <table:table-cell office:value-type="float" office:value="14.2391304347826" calcext:value-type="float">
            <text:p>14.2391304347826</text:p>
          </table:table-cell>
          <table:table-cell office:value-type="float" office:value="22" calcext:value-type="float">
            <text:p>22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nb_25960.ipynb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nb_25993.ipynb</text:p>
          </table:table-cell>
          <table:table-cell office:value-type="float" office:value="26.2758620689655" calcext:value-type="float">
            <text:p>26.2758620689655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nb_26172.ipynb</text:p>
          </table:table-cell>
          <table:table-cell office:value-type="float" office:value="4.16666666666667" calcext:value-type="float">
            <text:p>4.1666666666666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nb_26661.ipynb</text:p>
          </table:table-cell>
          <table:table-cell office:value-type="float" office:value="3.16666666666667" calcext:value-type="float">
            <text:p>3.16666666666667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nb_26886.ipynb</text:p>
          </table:table-cell>
          <table:table-cell office:value-type="float" office:value="2.18181818181818" calcext:value-type="float">
            <text:p>2.18181818181818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nb_27443.ipynb</text:p>
          </table:table-cell>
          <table:table-cell office:value-type="float" office:value="4.11111111111111" calcext:value-type="float">
            <text:p>4.1111111111111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nb_27868.ipynb</text:p>
          </table:table-cell>
          <table:table-cell office:value-type="float" office:value="13.25" calcext:value-type="float">
            <text:p>13.25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nb_27915.ipynb</text:p>
          </table:table-cell>
          <table:table-cell office:value-type="float" office:value="1.97368421052632" calcext:value-type="float">
            <text:p>1.97368421052632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nb_28545.ipynb</text:p>
          </table:table-cell>
          <table:table-cell office:value-type="float" office:value="3.54545454545455" calcext:value-type="float">
            <text:p>3.54545454545455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nb_28677.ipynb</text:p>
          </table:table-cell>
          <table:table-cell office:value-type="float" office:value="24.8928571428571" calcext:value-type="float">
            <text:p>24.8928571428571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nb_28795.ipynb</text:p>
          </table:table-cell>
          <table:table-cell office:value-type="float" office:value="2.92857142857143" calcext:value-type="float">
            <text:p>2.92857142857143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nb_28919.ipynb</text:p>
          </table:table-cell>
          <table:table-cell office:value-type="float" office:value="12.7272727272727" calcext:value-type="float">
            <text:p>12.7272727272727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nb_29068.ipynb</text:p>
          </table:table-cell>
          <table:table-cell office:value-type="float" office:value="8.42857142857143" calcext:value-type="float">
            <text:p>8.42857142857143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nb_29312.ipynb</text:p>
          </table:table-cell>
          <table:table-cell office:value-type="float" office:value="7.45454545454545" calcext:value-type="float">
            <text:p>7.45454545454545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nb_29627.ipynb</text:p>
          </table:table-cell>
          <table:table-cell office:value-type="float" office:value="22.6" calcext:value-type="float">
            <text:p>22.6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nb_3021.ipynb</text:p>
          </table:table-cell>
          <table:table-cell office:value-type="float" office:value="20.375" calcext:value-type="float">
            <text:p>20.37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nb_30605.ipynb</text:p>
          </table:table-cell>
          <table:table-cell office:value-type="float" office:value="2.83333333333333" calcext:value-type="float">
            <text:p>2.8333333333333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nb_30647.ipynb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nb_30808.ipynb</text:p>
          </table:table-cell>
          <table:table-cell office:value-type="float" office:value="7.57894736842105" calcext:value-type="float">
            <text:p>7.57894736842105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nb_31061.ipynb</text:p>
          </table:table-cell>
          <table:table-cell office:value-type="float" office:value="11.7272727272727" calcext:value-type="float">
            <text:p>11.7272727272727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nb_31109.ipynb</text:p>
          </table:table-cell>
          <table:table-cell office:value-type="float" office:value="6.375" calcext:value-type="float">
            <text:p>6.375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nb_33105.ipynb</text:p>
          </table:table-cell>
          <table:table-cell office:value-type="float" office:value="1.97368421052632" calcext:value-type="float">
            <text:p>1.97368421052632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nb_33257.ipynb</text:p>
          </table:table-cell>
          <table:table-cell office:value-type="float" office:value="8.77777777777778" calcext:value-type="float">
            <text:p>8.77777777777778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nb_33408.ipynb</text:p>
          </table:table-cell>
          <table:table-cell office:value-type="float" office:value="57.6666666666667" calcext:value-type="float">
            <text:p>57.666666666666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b_3408.ipynb</text:p>
          </table:table-cell>
          <table:table-cell office:value-type="float" office:value="2.88888888888889" calcext:value-type="float">
            <text:p>2.88888888888889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nb_34182.ipynb</text:p>
          </table:table-cell>
          <table:table-cell office:value-type="float" office:value="9.03225806451613" calcext:value-type="float">
            <text:p>9.03225806451613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nb_34406.ipynb</text:p>
          </table:table-cell>
          <table:table-cell office:value-type="float" office:value="34.5714285714286" calcext:value-type="float">
            <text:p>34.5714285714286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nb_3521.ipynb</text:p>
          </table:table-cell>
          <table:table-cell office:value-type="float" office:value="2.36363636363636" calcext:value-type="float">
            <text:p>2.36363636363636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nb_35916.ipynb</text:p>
          </table:table-cell>
          <table:table-cell office:value-type="float" office:value="15.6666666666667" calcext:value-type="float">
            <text:p>15.6666666666667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nb_35982.ipynb</text:p>
          </table:table-cell>
          <table:table-cell office:value-type="float" office:value="2.82758620689655" calcext:value-type="float">
            <text:p>2.82758620689655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nb_36749.ipynb</text:p>
          </table:table-cell>
          <table:table-cell office:value-type="float" office:value="7.4" calcext:value-type="float">
            <text:p>7.4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nb_37151.ipynb</text:p>
          </table:table-cell>
          <table:table-cell office:value-type="float" office:value="3.28571428571429" calcext:value-type="float">
            <text:p>3.2857142857142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nb_38166.ipynb</text:p>
          </table:table-cell>
          <table:table-cell office:value-type="float" office:value="4.72727272727273" calcext:value-type="float">
            <text:p>4.72727272727273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nb_38174.ipynb</text:p>
          </table:table-cell>
          <table:table-cell office:value-type="float" office:value="2.35135135135135" calcext:value-type="float">
            <text:p>2.35135135135135</text:p>
          </table:table-cell>
          <table:table-cell office:value-type="float" office:value="29" calcext:value-type="float">
            <text:p>29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nb_39226.ipynb</text:p>
          </table:table-cell>
          <table:table-cell office:value-type="float" office:value="1.34615384615385" calcext:value-type="float">
            <text:p>1.34615384615385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nb_39261.ipynb</text:p>
          </table:table-cell>
          <table:table-cell office:value-type="float" office:value="11.8888888888889" calcext:value-type="float">
            <text:p>11.8888888888889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nb_40043.ipynb</text:p>
          </table:table-cell>
          <table:table-cell office:value-type="float" office:value="5.70588235294118" calcext:value-type="float">
            <text:p>5.70588235294118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nb_40451.ipynb</text:p>
          </table:table-cell>
          <table:table-cell office:value-type="float" office:value="21.25" calcext:value-type="float">
            <text:p>21.2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b_40455.ipynb</text:p>
          </table:table-cell>
          <table:table-cell office:value-type="float" office:value="2.84615384615385" calcext:value-type="float">
            <text:p>2.84615384615385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nb_41045.ipynb</text:p>
          </table:table-cell>
          <table:table-cell office:value-type="float" office:value="1.55555555555556" calcext:value-type="float">
            <text:p>1.55555555555556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nb_41271.ipynb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nb_41292.ipynb</text:p>
          </table:table-cell>
          <table:table-cell office:value-type="float" office:value="7.05882352941176" calcext:value-type="float">
            <text:p>7.05882352941176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nb_41378.ipynb</text:p>
          </table:table-cell>
          <table:table-cell office:value-type="float" office:value="49.5555555555556" calcext:value-type="float">
            <text:p>49.5555555555556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nb_41732.ipynb</text:p>
          </table:table-cell>
          <table:table-cell office:value-type="float" office:value="7.33333333333333" calcext:value-type="float">
            <text:p>7.3333333333333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nb_42820.ipynb</text:p>
          </table:table-cell>
          <table:table-cell office:value-type="float" office:value="1.80645161290323" calcext:value-type="float">
            <text:p>1.80645161290323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nb_42977.ipynb</text:p>
          </table:table-cell>
          <table:table-cell office:value-type="float" office:value="1.57142857142857" calcext:value-type="float">
            <text:p>1.57142857142857</text:p>
          </table:table-cell>
          <table:table-cell office:value-type="float" office:value="11" calcext:value-type="float">
            <text:p>11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nb_42983.ipynb</text:p>
          </table:table-cell>
          <table:table-cell office:value-type="float" office:value="9.875" calcext:value-type="float">
            <text:p>9.87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nb_43216.ipynb</text:p>
          </table:table-cell>
          <table:table-cell office:value-type="float" office:value="1.75" calcext:value-type="float">
            <text:p>1.75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nb_43484.ipynb</text:p>
          </table:table-cell>
          <table:table-cell office:value-type="float" office:value="23.625" calcext:value-type="float">
            <text:p>23.62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nb_44024.ipynb</text:p>
          </table:table-cell>
          <table:table-cell office:value-type="float" office:value="15.8333333333333" calcext:value-type="float">
            <text:p>15.8333333333333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nb_44070.ipynb</text:p>
          </table:table-cell>
          <table:table-cell office:value-type="float" office:value="2.60714285714286" calcext:value-type="float">
            <text:p>2.60714285714286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nb_44143.ipynb</text:p>
          </table:table-cell>
          <table:table-cell office:value-type="float" office:value="12.6666666666667" calcext:value-type="float">
            <text:p>12.666666666666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b_44182.ipynb</text:p>
          </table:table-cell>
          <table:table-cell office:value-type="float" office:value="2.3" calcext:value-type="float">
            <text:p>2.3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nb_44198.ipynb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nb_44480.ipynb</text:p>
          </table:table-cell>
          <table:table-cell office:value-type="float" office:value="3.62962962962963" calcext:value-type="float">
            <text:p>3.62962962962963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nb_44589.ipynb</text:p>
          </table:table-cell>
          <table:table-cell office:value-type="float" office:value="3.44444444444444" calcext:value-type="float">
            <text:p>3.44444444444444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nb_4469.ipynb</text:p>
          </table:table-cell>
          <table:table-cell office:value-type="float" office:value="18.6666666666667" calcext:value-type="float">
            <text:p>18.666666666666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nb_44698.ipynb</text:p>
          </table:table-cell>
          <table:table-cell office:value-type="float" office:value="3.37837837837838" calcext:value-type="float">
            <text:p>3.37837837837838</text:p>
          </table:table-cell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nb_45121.ipynb</text:p>
          </table:table-cell>
          <table:table-cell office:value-type="float" office:value="3.5" calcext:value-type="float">
            <text:p>3.5</text:p>
          </table:table-cell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nb_4571.ipynb</text:p>
          </table:table-cell>
          <table:table-cell office:value-type="float" office:value="17.1" calcext:value-type="float">
            <text:p>17.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nb_45722.ipynb</text:p>
          </table:table-cell>
          <table:table-cell office:value-type="float" office:value="2.95833333333333" calcext:value-type="float">
            <text:p>2.95833333333333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nb_46102.ipynb</text:p>
          </table:table-cell>
          <table:table-cell office:value-type="float" office:value="2.73684210526316" calcext:value-type="float">
            <text:p>2.73684210526316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nb_46739.ipynb</text:p>
          </table:table-cell>
          <table:table-cell office:value-type="float" office:value="3.9375" calcext:value-type="float">
            <text:p>3.9375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nb_46833.ipynb</text:p>
          </table:table-cell>
          <table:table-cell office:value-type="float" office:value="6.90476190476191" calcext:value-type="float">
            <text:p>6.90476190476191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nb_46835.ipynb</text:p>
          </table:table-cell>
          <table:table-cell office:value-type="float" office:value="4.8" calcext:value-type="float">
            <text:p>4.8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nb_46881.ipynb</text:p>
          </table:table-cell>
          <table:table-cell office:value-type="float" office:value="21.5" calcext:value-type="float">
            <text:p>21.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nb_47978.ipynb</text:p>
          </table:table-cell>
          <table:table-cell office:value-type="float" office:value="9.5" calcext:value-type="float">
            <text:p>9.5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nb_47990.ipynb</text:p>
          </table:table-cell>
          <table:table-cell office:value-type="float" office:value="3.83870967741935" calcext:value-type="float">
            <text:p>3.83870967741935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nb_48207.ipynb</text:p>
          </table:table-cell>
          <table:table-cell office:value-type="float" office:value="6.46551724137931" calcext:value-type="float">
            <text:p>6.46551724137931</text:p>
          </table:table-cell>
          <table:table-cell office:value-type="float" office:value="31" calcext:value-type="float">
            <text:p>31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nb_48439.ipynb</text:p>
          </table:table-cell>
          <table:table-cell office:value-type="float" office:value="3.59183673469388" calcext:value-type="float">
            <text:p>3.59183673469388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nb_48517.ipynb</text:p>
          </table:table-cell>
          <table:table-cell office:value-type="float" office:value="1.28571428571429" calcext:value-type="float">
            <text:p>1.28571428571429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nb_48766.ipynb</text:p>
          </table:table-cell>
          <table:table-cell office:value-type="float" office:value="2.2" calcext:value-type="float">
            <text:p>2.2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nb_48827.ipynb</text:p>
          </table:table-cell>
          <table:table-cell office:value-type="float" office:value="7.28571428571429" calcext:value-type="float">
            <text:p>7.28571428571429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nb_48860.ipynb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nb_48889.ipynb</text:p>
          </table:table-cell>
          <table:table-cell office:value-type="float" office:value="3.17391304347826" calcext:value-type="float">
            <text:p>3.17391304347826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nb_49377.ipynb</text:p>
          </table:table-cell>
          <table:table-cell office:value-type="float" office:value="8.4" calcext:value-type="float">
            <text:p>8.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nb_49420.ipynb</text:p>
          </table:table-cell>
          <table:table-cell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b_50091.ipynb</text:p>
          </table:table-cell>
          <table:table-cell office:value-type="float" office:value="5.1875" calcext:value-type="float">
            <text:p>5.1875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nb_50130.ipynb</text:p>
          </table:table-cell>
          <table:table-cell office:value-type="float" office:value="18.3684210526316" calcext:value-type="float">
            <text:p>18.3684210526316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nb_50168.ipynb</text:p>
          </table:table-cell>
          <table:table-cell office:value-type="float" office:value="23.8333333333333" calcext:value-type="float">
            <text:p>23.8333333333333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nb_50261.ipynb</text:p>
          </table:table-cell>
          <table:table-cell office:value-type="float" office:value="12.8666666666667" calcext:value-type="float">
            <text:p>12.8666666666667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nb_50263.ipynb</text:p>
          </table:table-cell>
          <table:table-cell office:value-type="float" office:value="30.3333333333333" calcext:value-type="float">
            <text:p>30.33333333333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b_50272.ipynb</text:p>
          </table:table-cell>
          <table:table-cell office:value-type="float" office:value="4.6" calcext:value-type="float">
            <text:p>4.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b_5040.ipynb</text:p>
          </table:table-cell>
          <table:table-cell office:value-type="float" office:value="12.3333333333333" calcext:value-type="float">
            <text:p>12.333333333333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nb_50450.ipynb</text:p>
          </table:table-cell>
          <table:table-cell office:value-type="float" office:value="2.16666666666667" calcext:value-type="float">
            <text:p>2.16666666666667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nb_50483.ipynb</text:p>
          </table:table-cell>
          <table:table-cell office:value-type="float" office:value="11.2142857142857" calcext:value-type="float">
            <text:p>11.2142857142857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nb_50609.ipynb</text:p>
          </table:table-cell>
          <table:table-cell office:value-type="float" office:value="5.6" calcext:value-type="float">
            <text:p>5.6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nb_51356.ipynb</text:p>
          </table:table-cell>
          <table:table-cell office:value-type="float" office:value="5.81818181818182" calcext:value-type="float">
            <text:p>5.81818181818182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nb_51466.ipynb</text:p>
          </table:table-cell>
          <table:table-cell office:value-type="float" office:value="16.4" calcext:value-type="float">
            <text:p>16.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b_51470.ipynb</text:p>
          </table:table-cell>
          <table:table-cell office:value-type="float" office:value="13.9090909090909" calcext:value-type="float">
            <text:p>13.9090909090909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nb_5274.ipynb</text:p>
          </table:table-cell>
          <table:table-cell office:value-type="float" office:value="2.08" calcext:value-type="float">
            <text:p>2.08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nb_52819.ipynb</text:p>
          </table:table-cell>
          <table:table-cell office:value-type="float" office:value="7.68965517241379" calcext:value-type="float">
            <text:p>7.68965517241379</text:p>
          </table:table-cell>
          <table:table-cell office:value-type="float" office:value="36" calcext:value-type="float">
            <text:p>36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nb_53316.ipynb</text:p>
          </table:table-cell>
          <table:table-cell office:value-type="float" office:value="11.4" calcext:value-type="float">
            <text:p>11.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nb_53435.ipynb</text:p>
          </table:table-cell>
          <table:table-cell office:value-type="float" office:value="9.61538461538462" calcext:value-type="float">
            <text:p>9.61538461538462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nb_53543.ipynb</text:p>
          </table:table-cell>
          <table:table-cell office:value-type="float" office:value="4.67857142857143" calcext:value-type="float">
            <text:p>4.67857142857143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nb_53968.ipynb</text:p>
          </table:table-cell>
          <table:table-cell office:value-type="float" office:value="9.9375" calcext:value-type="float">
            <text:p>9.9375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nb_54009.ipynb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nb_54112.ipynb</text:p>
          </table:table-cell>
          <table:table-cell office:value-type="float" office:value="1.11111111111111" calcext:value-type="float">
            <text:p>1.1111111111111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nb_5433.ipynb</text:p>
          </table:table-cell>
          <table:table-cell office:value-type="float" office:value="11.1666666666667" calcext:value-type="float">
            <text:p>11.166666666666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nb_54623.ipynb</text:p>
          </table:table-cell>
          <table:table-cell office:value-type="float" office:value="21.6315789473684" calcext:value-type="float">
            <text:p>21.6315789473684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nb_54880.ipynb</text:p>
          </table:table-cell>
          <table:table-cell office:value-type="float" office:value="2.13888888888889" calcext:value-type="float">
            <text:p>2.13888888888889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nb_54957.ipynb</text:p>
          </table:table-cell>
          <table:table-cell office:value-type="float" office:value="1.7" calcext:value-type="float">
            <text:p>1.7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nb_54981.ipynb</text:p>
          </table:table-cell>
          <table:table-cell office:value-type="float" office:value="8.53846153846154" calcext:value-type="float">
            <text:p>8.53846153846154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nb_55413.ipynb</text:p>
          </table:table-cell>
          <table:table-cell office:value-type="float" office:value="2.375" calcext:value-type="float">
            <text:p>2.37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nb_55599.ipynb</text:p>
          </table:table-cell>
          <table:table-cell office:value-type="float" office:value="5.06666666666667" calcext:value-type="float">
            <text:p>5.06666666666667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nb_55783.ipynb</text:p>
          </table:table-cell>
          <table:table-cell office:value-type="float" office:value="2.39024390243902" calcext:value-type="float">
            <text:p>2.39024390243902</text:p>
          </table:table-cell>
          <table:table-cell office:value-type="float" office:value="4" calcext:value-type="float">
            <text:p>4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nb_55877.ipynb</text:p>
          </table:table-cell>
          <table:table-cell office:value-type="float" office:value="2.38888888888889" calcext:value-type="float">
            <text:p>2.38888888888889</text:p>
          </table:table-cell>
          <table:table-cell office:value-type="float" office:value="28" calcext:value-type="float">
            <text:p>28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nb_55900.ipynb</text:p>
          </table:table-cell>
          <table:table-cell office:value-type="float" office:value="24.0555555555556" calcext:value-type="float">
            <text:p>24.0555555555556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nb_55927.ipynb</text:p>
          </table:table-cell>
          <table:table-cell office:value-type="float" office:value="4.25" calcext:value-type="float">
            <text:p>4.2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b_56069.ipynb</text:p>
          </table:table-cell>
          <table:table-cell office:value-type="float" office:value="1.37931034482759" calcext:value-type="float">
            <text:p>1.37931034482759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nb_56968.ipynb</text:p>
          </table:table-cell>
          <table:table-cell office:value-type="float" office:value="2.21428571428571" calcext:value-type="float">
            <text:p>2.21428571428571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nb_57109.ipynb</text:p>
          </table:table-cell>
          <table:table-cell office:value-type="float" office:value="3.60869565217391" calcext:value-type="float">
            <text:p>3.6086956521739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nb_57114.ipynb</text:p>
          </table:table-cell>
          <table:table-cell office:value-type="float" office:value="3.77049180327869" calcext:value-type="float">
            <text:p>3.77049180327869</text:p>
          </table:table-cell>
          <table:table-cell office:value-type="float" office:value="23" calcext:value-type="float">
            <text:p>23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nb_57407.ipynb</text:p>
          </table:table-cell>
          <table:table-cell office:value-type="float" office:value="31.2857142857143" calcext:value-type="float">
            <text:p>31.2857142857143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nb_57499.ipynb</text:p>
          </table:table-cell>
          <table:table-cell office:value-type="float" office:value="5.84848484848485" calcext:value-type="float">
            <text:p>5.84848484848485</text:p>
          </table:table-cell>
          <table:table-cell office:value-type="float" office:value="11" calcext:value-type="float">
            <text:p>11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nb_57521.ipynb</text:p>
          </table:table-cell>
          <table:table-cell office:value-type="float" office:value="6.41176470588235" calcext:value-type="float">
            <text:p>6.41176470588235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nb_57777.ipynb</text:p>
          </table:table-cell>
          <table:table-cell office:value-type="float" office:value="55.56" calcext:value-type="float">
            <text:p>55.56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nb_57830.ipynb</text:p>
          </table:table-cell>
          <table:table-cell office:value-type="float" office:value="12.0769230769231" calcext:value-type="float">
            <text:p>12.0769230769231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nb_58089.ipynb</text:p>
          </table:table-cell>
          <table:table-cell office:value-type="float" office:value="2.63157894736842" calcext:value-type="float">
            <text:p>2.63157894736842</text:p>
          </table:table-cell>
          <table:table-cell office:value-type="float" office:value="14" calcext:value-type="float">
            <text:p>14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nb_58280.ipynb</text:p>
          </table:table-cell>
          <table:table-cell office:value-type="float" office:value="20.2702702702703" calcext:value-type="float">
            <text:p>20.2702702702703</text:p>
          </table:table-cell>
          <table:table-cell office:value-type="float" office:value="15" calcext:value-type="float">
            <text:p>15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nb_58379.ipynb</text:p>
          </table:table-cell>
          <table:table-cell office:value-type="float" office:value="2.53333333333333" calcext:value-type="float">
            <text:p>2.53333333333333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nb_58445.ipynb</text:p>
          </table:table-cell>
          <table:table-cell office:value-type="float" office:value="16.3846153846154" calcext:value-type="float">
            <text:p>16.3846153846154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nb_58663.ipynb</text:p>
          </table:table-cell>
          <table:table-cell office:value-type="float" office:value="20.9333333333333" calcext:value-type="float">
            <text:p>20.9333333333333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nb_58789.ipynb</text:p>
          </table:table-cell>
          <table:table-cell office:value-type="float" office:value="9.25" calcext:value-type="float">
            <text:p>9.25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nb_59012.ipynb</text:p>
          </table:table-cell>
          <table:table-cell office:value-type="float" office:value="7.70987654320988" calcext:value-type="float">
            <text:p>7.70987654320988</text:p>
          </table:table-cell>
          <table:table-cell office:value-type="float" office:value="37" calcext:value-type="float">
            <text:p>3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string" calcext:value-type="string">
            <text:p>nb_59033.ipynb</text:p>
          </table:table-cell>
          <table:table-cell office:value-type="float" office:value="7.88888888888889" calcext:value-type="float">
            <text:p>7.88888888888889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nb_59058.ipynb</text:p>
          </table:table-cell>
          <table:table-cell office:value-type="float" office:value="2.65853658536585" calcext:value-type="float">
            <text:p>2.65853658536585</text:p>
          </table:table-cell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nb_59242.ipynb</text:p>
          </table:table-cell>
          <table:table-cell office:value-type="float" office:value="3.77142857142857" calcext:value-type="float">
            <text:p>3.77142857142857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nb_59458.ipynb</text:p>
          </table:table-cell>
          <table:table-cell office:value-type="float" office:value="3.08333333333333" calcext:value-type="float">
            <text:p>3.08333333333333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nb_59568.ipynb</text:p>
          </table:table-cell>
          <table:table-cell office:value-type="float" office:value="1.96153846153846" calcext:value-type="float">
            <text:p>1.96153846153846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nb_59571.ipynb</text:p>
          </table:table-cell>
          <table:table-cell office:value-type="float" office:value="3.41176470588235" calcext:value-type="float">
            <text:p>3.41176470588235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nb_597.ipynb</text:p>
          </table:table-cell>
          <table:table-cell office:value-type="float" office:value="2.03846153846154" calcext:value-type="float">
            <text:p>2.03846153846154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nb_59702.ipynb</text:p>
          </table:table-cell>
          <table:table-cell office:value-type="float" office:value="1.09090909090909" calcext:value-type="float">
            <text:p>1.09090909090909</text:p>
          </table:table-cell>
          <table:table-cell office:value-type="float" office:value="27" calcext:value-type="float">
            <text:p>27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nb_5993.ipynb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nb_6005.ipynb</text:p>
          </table:table-cell>
          <table:table-cell office:value-type="float" office:value="2.7037037037037" calcext:value-type="float">
            <text:p>2.703703703703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nb_601148.ipynb</text:p>
          </table:table-cell>
          <table:table-cell office:value-type="float" office:value="19.6666666666667" calcext:value-type="float">
            <text:p>19.6666666666667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nb_60187.ipynb</text:p>
          </table:table-cell>
          <table:table-cell office:value-type="float" office:value="12.8571428571429" calcext:value-type="float">
            <text:p>12.857142857142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nb_602596.ipynb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b_60409.ipynb</text:p>
          </table:table-cell>
          <table:table-cell office:value-type="float" office:value="3.27272727272727" calcext:value-type="float">
            <text:p>3.27272727272727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nb_604946.ipynb</text:p>
          </table:table-cell>
          <table:table-cell office:value-type="float" office:value="5.03571428571429" calcext:value-type="float">
            <text:p>5.03571428571429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nb_60944.ipynb</text:p>
          </table:table-cell>
          <table:table-cell office:value-type="float" office:value="4.14285714285714" calcext:value-type="float">
            <text:p>4.14285714285714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nb_60996.ipynb</text:p>
          </table:table-cell>
          <table:table-cell office:value-type="float" office:value="11.625" calcext:value-type="float">
            <text:p>11.62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nb_610918.ipynb</text:p>
          </table:table-cell>
          <table:table-cell office:value-type="float" office:value="12.875" calcext:value-type="float">
            <text:p>12.87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nb_610952.ipynb</text:p>
          </table:table-cell>
          <table:table-cell office:value-type="float" office:value="1.61538461538462" calcext:value-type="float">
            <text:p>1.61538461538462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nb_61310.ipynb</text:p>
          </table:table-cell>
          <table:table-cell office:value-type="float" office:value="3.45161290322581" calcext:value-type="float">
            <text:p>3.45161290322581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nb_61617.ipynb</text:p>
          </table:table-cell>
          <table:table-cell office:value-type="float" office:value="48" calcext:value-type="float">
            <text:p>48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nb_61663.ipynb</text:p>
          </table:table-cell>
          <table:table-cell office:value-type="float" office:value="5.69230769230769" calcext:value-type="float">
            <text:p>5.69230769230769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nb_61904.ipynb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b_61906.ipynb</text:p>
          </table:table-cell>
          <table:table-cell office:value-type="float" office:value="2.01694915254237" calcext:value-type="float">
            <text:p>2.01694915254237</text:p>
          </table:table-cell>
          <table:table-cell office:value-type="float" office:value="15" calcext:value-type="float">
            <text:p>15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nb_6196.ipynb</text:p>
          </table:table-cell>
          <table:table-cell office:value-type="float" office:value="5.3125" calcext:value-type="float">
            <text:p>5.3125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nb_62184.ipynb</text:p>
          </table:table-cell>
          <table:table-cell office:value-type="float" office:value="9.05882352941176" calcext:value-type="float">
            <text:p>9.05882352941176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nb_62204.ipynb</text:p>
          </table:table-cell>
          <table:table-cell office:value-type="float" office:value="2.42857142857143" calcext:value-type="float">
            <text:p>2.42857142857143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nb_62235.ipynb</text:p>
          </table:table-cell>
          <table:table-cell office:value-type="float" office:value="4.39130434782609" calcext:value-type="float">
            <text:p>4.39130434782609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nb_62337.ipynb</text:p>
          </table:table-cell>
          <table:table-cell office:value-type="float" office:value="9.67741935483871" calcext:value-type="float">
            <text:p>9.67741935483871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nb_62575.ipynb</text:p>
          </table:table-cell>
          <table:table-cell office:value-type="float" office:value="11.2142857142857" calcext:value-type="float">
            <text:p>11.2142857142857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nb_62652.ipynb</text:p>
          </table:table-cell>
          <table:table-cell office:value-type="float" office:value="2.95238095238095" calcext:value-type="float">
            <text:p>2.95238095238095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nb_62965.ipynb</text:p>
          </table:table-cell>
          <table:table-cell office:value-type="float" office:value="1.3" calcext:value-type="float">
            <text:p>1.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nb_64125.ipynb</text:p>
          </table:table-cell>
          <table:table-cell office:value-type="float" office:value="5.29310344827586" calcext:value-type="float">
            <text:p>5.29310344827586</text:p>
          </table:table-cell>
          <table:table-cell office:value-type="float" office:value="19" calcext:value-type="float">
            <text:p>19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nb_64359.ipynb</text:p>
          </table:table-cell>
          <table:table-cell office:value-type="float" office:value="12.5714285714286" calcext:value-type="float">
            <text:p>12.571428571428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nb_64774.ipynb</text:p>
          </table:table-cell>
          <table:table-cell office:value-type="float" office:value="18.0769230769231" calcext:value-type="float">
            <text:p>18.0769230769231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nb_6482.ipynb</text:p>
          </table:table-cell>
          <table:table-cell office:value-type="float" office:value="6.125" calcext:value-type="float">
            <text:p>6.125</text:p>
          </table:table-cell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nb_65143.ipynb</text:p>
          </table:table-cell>
          <table:table-cell office:value-type="float" office:value="2.55555555555556" calcext:value-type="float">
            <text:p>2.55555555555556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nb_65874.ipynb</text:p>
          </table:table-cell>
          <table:table-cell office:value-type="float" office:value="3.30769230769231" calcext:value-type="float">
            <text:p>3.30769230769231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nb_65930.ipynb</text:p>
          </table:table-cell>
          <table:table-cell office:value-type="float" office:value="4.23809523809524" calcext:value-type="float">
            <text:p>4.23809523809524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nb_66662.ipynb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nb_66900.ipynb</text:p>
          </table:table-cell>
          <table:table-cell office:value-type="float" office:value="2.25" calcext:value-type="float">
            <text:p>2.2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nb_67021.ipynb</text:p>
          </table:table-cell>
          <table:table-cell office:value-type="float" office:value="7.38888888888889" calcext:value-type="float">
            <text:p>7.38888888888889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nb_67129.ipynb</text:p>
          </table:table-cell>
          <table:table-cell office:value-type="float" office:value="7.3" calcext:value-type="float">
            <text:p>7.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nb_67296.ipyn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b_67377.ipynb</text:p>
          </table:table-cell>
          <table:table-cell office:value-type="float" office:value="3.42857142857143" calcext:value-type="float">
            <text:p>3.42857142857143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nb_67995.ipynb</text:p>
          </table:table-cell>
          <table:table-cell office:value-type="float" office:value="22.7058823529412" calcext:value-type="float">
            <text:p>22.7058823529412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nb_68265.ipynb</text:p>
          </table:table-cell>
          <table:table-cell office:value-type="float" office:value="3.98360655737705" calcext:value-type="float">
            <text:p>3.98360655737705</text:p>
          </table:table-cell>
          <table:table-cell office:value-type="float" office:value="54" calcext:value-type="float">
            <text:p>54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nb_68280.ipynb</text:p>
          </table:table-cell>
          <table:table-cell office:value-type="float" office:value="13.1666666666667" calcext:value-type="float">
            <text:p>13.166666666666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nb_68303.ipynb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b_68421.ipynb</text:p>
          </table:table-cell>
          <table:table-cell office:value-type="float" office:value="25.0526315789474" calcext:value-type="float">
            <text:p>25.0526315789474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nb_68579.ipynb</text:p>
          </table:table-cell>
          <table:table-cell office:value-type="float" office:value="11.2705882352941" calcext:value-type="float">
            <text:p>11.2705882352941</text:p>
          </table:table-cell>
          <table:table-cell office:value-type="float" office:value="16" calcext:value-type="float">
            <text:p>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nb_69006.ipynb</text:p>
          </table:table-cell>
          <table:table-cell office:value-type="float" office:value="11.7" calcext:value-type="float">
            <text:p>11.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nb_69558.ipynb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nb_69654.ipynb</text:p>
          </table:table-cell>
          <table:table-cell office:value-type="float" office:value="3.71428571428571" calcext:value-type="float">
            <text:p>3.7142857142857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nb_69870.ipynb</text:p>
          </table:table-cell>
          <table:table-cell office:value-type="float" office:value="5.5" calcext:value-type="float">
            <text:p>5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nb_69872.ipynb</text:p>
          </table:table-cell>
          <table:table-cell office:value-type="float" office:value="10.1666666666667" calcext:value-type="float">
            <text:p>10.1666666666667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nb_70099.ipynb</text:p>
          </table:table-cell>
          <table:table-cell office:value-type="float" office:value="24.2222222222222" calcext:value-type="float">
            <text:p>24.2222222222222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nb_70158.ipynb</text:p>
          </table:table-cell>
          <table:table-cell office:value-type="float" office:value="3.45454545454545" calcext:value-type="float">
            <text:p>3.45454545454545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nb_70414.ipynb</text:p>
          </table:table-cell>
          <table:table-cell office:value-type="float" office:value="6.28571428571429" calcext:value-type="float">
            <text:p>6.28571428571429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nb_7051.ipynb</text:p>
          </table:table-cell>
          <table:table-cell office:value-type="float" office:value="9.71428571428571" calcext:value-type="float">
            <text:p>9.7142857142857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nb_70700.ipynb</text:p>
          </table:table-cell>
          <table:table-cell office:value-type="float" office:value="2.1" calcext:value-type="float">
            <text:p>2.1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nb_7085.ipynb</text:p>
          </table:table-cell>
          <table:table-cell office:value-type="float" office:value="23.4166666666667" calcext:value-type="float">
            <text:p>23.4166666666667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nb_710206.ipynb</text:p>
          </table:table-cell>
          <table:table-cell office:value-type="float" office:value="1.7" calcext:value-type="float">
            <text:p>1.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nb_7194.ipynb</text:p>
          </table:table-cell>
          <table:table-cell office:value-type="float" office:value="7.125" calcext:value-type="float">
            <text:p>7.12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nb_72204.ipynb</text:p>
          </table:table-cell>
          <table:table-cell office:value-type="float" office:value="7.66666666666667" calcext:value-type="float">
            <text:p>7.6666666666666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b_72234.ipynb</text:p>
          </table:table-cell>
          <table:table-cell office:value-type="float" office:value="7.38888888888889" calcext:value-type="float">
            <text:p>7.38888888888889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nb_72324.ipynb</text:p>
          </table:table-cell>
          <table:table-cell office:value-type="float" office:value="29.8571428571429" calcext:value-type="float">
            <text:p>29.8571428571429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nb_72336.ipynb</text:p>
          </table:table-cell>
          <table:table-cell office:value-type="float" office:value="6.90909090909091" calcext:value-type="float">
            <text:p>6.9090909090909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nb_72348.ipynb</text:p>
          </table:table-cell>
          <table:table-cell office:value-type="float" office:value="34.8" calcext:value-type="float">
            <text:p>34.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b_72749.ipynb</text:p>
          </table:table-cell>
          <table:table-cell office:value-type="float" office:value="12.5" calcext:value-type="float">
            <text:p>12.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nb_72813.ipynb</text:p>
          </table:table-cell>
          <table:table-cell office:value-type="float" office:value="1.5625" calcext:value-type="float">
            <text:p>1.5625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nb_72838.ipynb</text:p>
          </table:table-cell>
          <table:table-cell office:value-type="float" office:value="29.8571428571429" calcext:value-type="float">
            <text:p>29.8571428571429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nb_73929.ipynb</text:p>
          </table:table-cell>
          <table:table-cell office:value-type="float" office:value="9.33333333333333" calcext:value-type="float">
            <text:p>9.33333333333333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nb_73962.ipynb</text:p>
          </table:table-cell>
          <table:table-cell office:value-type="float" office:value="22.3333333333333" calcext:value-type="float">
            <text:p>22.333333333333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nb_750781.ipynb</text:p>
          </table:table-cell>
          <table:table-cell office:value-type="float" office:value="9.17647058823529" calcext:value-type="float">
            <text:p>9.17647058823529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nb_754885.ipynb</text:p>
          </table:table-cell>
          <table:table-cell office:value-type="float" office:value="14.1333333333333" calcext:value-type="float">
            <text:p>14.1333333333333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nb_75735.ipynb</text:p>
          </table:table-cell>
          <table:table-cell office:value-type="float" office:value="6.5625" calcext:value-type="float">
            <text:p>6.5625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nb_75866.ipynb</text:p>
          </table:table-cell>
          <table:table-cell office:value-type="float" office:value="5.90909090909091" calcext:value-type="float">
            <text:p>5.90909090909091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nb_76075.ipynb</text:p>
          </table:table-cell>
          <table:table-cell office:value-type="float" office:value="4.63636363636364" calcext:value-type="float">
            <text:p>4.6363636363636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nb_76168.ipynb</text:p>
          </table:table-cell>
          <table:table-cell office:value-type="float" office:value="10.875" calcext:value-type="float">
            <text:p>10.87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nb_76221.ipynb</text:p>
          </table:table-cell>
          <table:table-cell office:value-type="float" office:value="7.875" calcext:value-type="float">
            <text:p>7.875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nb_76419.ipynb</text:p>
          </table:table-cell>
          <table:table-cell office:value-type="float" office:value="9.66666666666667" calcext:value-type="float">
            <text:p>9.6666666666666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nb_76696.ipynb</text:p>
          </table:table-cell>
          <table:table-cell office:value-type="float" office:value="6.44444444444444" calcext:value-type="float">
            <text:p>6.44444444444444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nb_7684.ipynb</text:p>
          </table:table-cell>
          <table:table-cell office:value-type="float" office:value="5.95" calcext:value-type="float">
            <text:p>5.95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nb_77203.ipynb</text:p>
          </table:table-cell>
          <table:table-cell office:value-type="float" office:value="23.2857142857143" calcext:value-type="float">
            <text:p>23.2857142857143</text:p>
          </table:table-cell>
          <table:table-cell table:number-columns-repeated="2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nb_77220.ipynb</text:p>
          </table:table-cell>
          <table:table-cell office:value-type="float" office:value="23.1666666666667" calcext:value-type="float">
            <text:p>23.1666666666667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nb_77228.ipynb</text:p>
          </table:table-cell>
          <table:table-cell office:value-type="float" office:value="3.36363636363636" calcext:value-type="float">
            <text:p>3.36363636363636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nb_77356.ipynb</text:p>
          </table:table-cell>
          <table:table-cell office:value-type="float" office:value="20.8095238095238" calcext:value-type="float">
            <text:p>20.8095238095238</text:p>
          </table:table-cell>
          <table:table-cell table:number-columns-repeated="2"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nb_77640.ipynb</text:p>
          </table:table-cell>
          <table:table-cell office:value-type="float" office:value="19.1" calcext:value-type="float">
            <text:p>19.1</text:p>
          </table:table-cell>
          <table:table-cell table:number-columns-repeated="2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nb_78041.ipynb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nb_78214.ipynb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nb_78611.ipynb</text:p>
          </table:table-cell>
          <table:table-cell office:value-type="float" office:value="3.3" calcext:value-type="float">
            <text:p>3.3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nb_78623.ipynb</text:p>
          </table:table-cell>
          <table:table-cell office:value-type="float" office:value="9.25" calcext:value-type="float">
            <text:p>9.2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nb_79218.ipynb</text:p>
          </table:table-cell>
          <table:table-cell office:value-type="float" office:value="36.5238095238095" calcext:value-type="float">
            <text:p>36.5238095238095</text:p>
          </table:table-cell>
          <table:table-cell office:value-type="float" office:value="44" calcext:value-type="float">
            <text:p>4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nb_79289.ipynb</text:p>
          </table:table-cell>
          <table:table-cell office:value-type="float" office:value="5.63636363636364" calcext:value-type="float">
            <text:p>5.63636363636364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nb_79900.ipynb</text:p>
          </table:table-cell>
          <table:table-cell office:value-type="float" office:value="3.21739130434783" calcext:value-type="float">
            <text:p>3.21739130434783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nb_80613.ipynb</text:p>
          </table:table-cell>
          <table:table-cell office:value-type="float" office:value="9.05555555555556" calcext:value-type="float">
            <text:p>9.05555555555556</text:p>
          </table:table-cell>
          <table:table-cell table:number-columns-repeated="2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nb_81097.ipynb</text:p>
          </table:table-cell>
          <table:table-cell office:value-type="float" office:value="12.1" calcext:value-type="float">
            <text:p>12.1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nb_81153.ipynb</text:p>
          </table:table-cell>
          <table:table-cell office:value-type="float" office:value="13.5294117647059" calcext:value-type="float">
            <text:p>13.5294117647059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nb_81921.ipynb</text:p>
          </table:table-cell>
          <table:table-cell office:value-type="float" office:value="11.3333333333333" calcext:value-type="float">
            <text:p>11.333333333333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nb_83111.ipynb</text:p>
          </table:table-cell>
          <table:table-cell office:value-type="float" office:value="8.83333333333333" calcext:value-type="float">
            <text:p>8.83333333333333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nb_84457.ipynb</text:p>
          </table:table-cell>
          <table:table-cell office:value-type="float" office:value="10.8333333333333" calcext:value-type="float">
            <text:p>10.8333333333333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nb_84862.ipynb</text:p>
          </table:table-cell>
          <table:table-cell office:value-type="float" office:value="64.6666666666667" calcext:value-type="float">
            <text:p>64.666666666666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b_85046.ipynb</text:p>
          </table:table-cell>
          <table:table-cell office:value-type="float" office:value="2.29032258064516" calcext:value-type="float">
            <text:p>2.29032258064516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nb_85093.ipynb</text:p>
          </table:table-cell>
          <table:table-cell office:value-type="float" office:value="1.58333333333333" calcext:value-type="float">
            <text:p>1.58333333333333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nb_85201.ipynb</text:p>
          </table:table-cell>
          <table:table-cell office:value-type="float" office:value="2.71428571428571" calcext:value-type="float">
            <text:p>2.71428571428571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nb_85358.ipynb</text:p>
          </table:table-cell>
          <table:table-cell office:value-type="float" office:value="4.71428571428571" calcext:value-type="float">
            <text:p>4.7142857142857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nb_85471.ipynb</text:p>
          </table:table-cell>
          <table:table-cell office:value-type="float" office:value="9.08333333333333" calcext:value-type="float">
            <text:p>9.08333333333333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nb_856.ipynb</text:p>
          </table:table-cell>
          <table:table-cell office:value-type="float" office:value="21.8333333333333" calcext:value-type="float">
            <text:p>21.8333333333333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nb_85911.ipynb</text:p>
          </table:table-cell>
          <table:table-cell office:value-type="float" office:value="24.1428571428571" calcext:value-type="float">
            <text:p>24.142857142857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nb_85950.ipynb</text:p>
          </table:table-cell>
          <table:table-cell office:value-type="float" office:value="8.25" calcext:value-type="float">
            <text:p>8.25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nb_85957.ipynb</text:p>
          </table:table-cell>
          <table:table-cell office:value-type="float" office:value="12.1" calcext:value-type="float">
            <text:p>12.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nb_86073.ipynb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nb_86392.ipynb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nb_87231.ipynb</text:p>
          </table:table-cell>
          <table:table-cell office:value-type="float" office:value="6.33333333333333" calcext:value-type="float">
            <text:p>6.33333333333333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nb_87269.ipynb</text:p>
          </table:table-cell>
          <table:table-cell office:value-type="float" office:value="6.5" calcext:value-type="float">
            <text:p>6.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nb_87303.ipynb</text:p>
          </table:table-cell>
          <table:table-cell office:value-type="float" office:value="30.125" calcext:value-type="float">
            <text:p>30.12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nb_87495.ipynb</text:p>
          </table:table-cell>
          <table:table-cell office:value-type="float" office:value="2.1" calcext:value-type="float">
            <text:p>2.1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nb_87499.ipynb</text:p>
          </table:table-cell>
          <table:table-cell office:value-type="float" office:value="17.75" calcext:value-type="float">
            <text:p>17.75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b_88066.ipynb</text:p>
          </table:table-cell>
          <table:table-cell office:value-type="float" office:value="5.66666666666667" calcext:value-type="float">
            <text:p>5.66666666666667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nb_88557.ipynb</text:p>
          </table:table-cell>
          <table:table-cell office:value-type="float" office:value="4.07142857142857" calcext:value-type="float">
            <text:p>4.07142857142857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nb_88675.ipynb</text:p>
          </table:table-cell>
          <table:table-cell office:value-type="float" office:value="9.81632653061224" calcext:value-type="float">
            <text:p>9.81632653061224</text:p>
          </table:table-cell>
          <table:table-cell office:value-type="float" office:value="56" calcext:value-type="float">
            <text:p>56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nb_89090.ipynb</text:p>
          </table:table-cell>
          <table:table-cell office:value-type="float" office:value="3.45833333333333" calcext:value-type="float">
            <text:p>3.45833333333333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nb_89173.ipynb</text:p>
          </table:table-cell>
          <table:table-cell office:value-type="float" office:value="2.625" calcext:value-type="float">
            <text:p>2.625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nb_89477.ipynb</text:p>
          </table:table-cell>
          <table:table-cell office:value-type="float" office:value="9.66666666666667" calcext:value-type="float">
            <text:p>9.66666666666667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nb_89494.ipynb</text:p>
          </table:table-cell>
          <table:table-cell office:value-type="float" office:value="10.7307692307692" calcext:value-type="float">
            <text:p>10.7307692307692</text:p>
          </table:table-cell>
          <table:table-cell office:value-type="float" office:value="31" calcext:value-type="float">
            <text:p>3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nb_91069.ipynb</text:p>
          </table:table-cell>
          <table:table-cell office:value-type="float" office:value="10.1428571428571" calcext:value-type="float">
            <text:p>10.142857142857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nb_91724.ipynb</text:p>
          </table:table-cell>
          <table:table-cell office:value-type="float" office:value="8.33333333333333" calcext:value-type="float">
            <text:p>8.3333333333333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nb_92101.ipynb</text:p>
          </table:table-cell>
          <table:table-cell office:value-type="float" office:value="3.66666666666667" calcext:value-type="float">
            <text:p>3.66666666666667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nb_92107.ipynb</text:p>
          </table:table-cell>
          <table:table-cell office:value-type="float" office:value="26.3333333333333" calcext:value-type="float">
            <text:p>26.3333333333333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nb_92404.ipynb</text:p>
          </table:table-cell>
          <table:table-cell office:value-type="float" office:value="5.41176470588235" calcext:value-type="float">
            <text:p>5.41176470588235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nb_92537.ipynb</text:p>
          </table:table-cell>
          <table:table-cell office:value-type="float" office:value="3.35294117647059" calcext:value-type="float">
            <text:p>3.35294117647059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nb_93582.ipynb</text:p>
          </table:table-cell>
          <table:table-cell office:value-type="float" office:value="2.41666666666667" calcext:value-type="float">
            <text:p>2.41666666666667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nb_93628.ipynb</text:p>
          </table:table-cell>
          <table:table-cell office:value-type="float" office:value="3.16666666666667" calcext:value-type="float">
            <text:p>3.1666666666666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nb_95354.ipynb</text:p>
          </table:table-cell>
          <table:table-cell office:value-type="float" office:value="25.25" calcext:value-type="float">
            <text:p>25.2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b_95821.ipynb</text:p>
          </table:table-cell>
          <table:table-cell office:value-type="float" office:value="6.55555555555556" calcext:value-type="float">
            <text:p>6.55555555555556</text:p>
          </table:table-cell>
          <table:table-cell table:number-columns-repeated="2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nb_96079.ipynb</text:p>
          </table:table-cell>
          <table:table-cell office:value-type="float" office:value="5.80769230769231" calcext:value-type="float">
            <text:p>5.80769230769231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nb_967.ipynb</text:p>
          </table:table-cell>
          <table:table-cell office:value-type="float" office:value="7.16666666666667" calcext:value-type="float">
            <text:p>7.16666666666667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nb_96779.ipynb</text:p>
          </table:table-cell>
          <table:table-cell office:value-type="float" office:value="1.7" calcext:value-type="float">
            <text:p>1.7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</table:table-row>
      </table:table>
      <table:table table:name="Sheet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filename</text:p>
          </table:table-cell>
          <table:table-cell office:value-type="string" calcext:value-type="string">
            <text:p>code_cell_avg</text:p>
          </table:table-cell>
          <table:table-cell office:value-type="string" calcext:value-type="string">
            <text:p>md_count</text:p>
          </table:table-cell>
          <table:table-cell office:value-type="string" calcext:value-type="string">
            <text:p>code_cell_count</text:p>
          </table:table-cell>
        </table:table-row>
        <table:table-row table:style-name="ro1">
          <table:table-cell office:value-type="string" calcext:value-type="string">
            <text:p>nb_50450.ipynb</text:p>
          </table:table-cell>
          <table:table-cell office:value-type="float" office:value="2.16666666666667" calcext:value-type="float">
            <text:p>2.16666666666667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nb_27915.ipynb</text:p>
          </table:table-cell>
          <table:table-cell office:value-type="float" office:value="1.97368421052632" calcext:value-type="float">
            <text:p>1.97368421052632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nb_87231.ipynb</text:p>
          </table:table-cell>
          <table:table-cell office:value-type="float" office:value="6.33333333333333" calcext:value-type="float">
            <text:p>6.33333333333333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nb_12952.ipynb</text:p>
          </table:table-cell>
          <table:table-cell office:value-type="float" office:value="9.5625" calcext:value-type="float">
            <text:p>9.5625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nb_62337.ipynb</text:p>
          </table:table-cell>
          <table:table-cell office:value-type="float" office:value="9.67741935483871" calcext:value-type="float">
            <text:p>9.67741935483871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nb_111547.ipynb</text:p>
          </table:table-cell>
          <table:table-cell office:value-type="float" office:value="4.48387096774194" calcext:value-type="float">
            <text:p>4.48387096774194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nb_61310.ipynb</text:p>
          </table:table-cell>
          <table:table-cell office:value-type="float" office:value="3.45161290322581" calcext:value-type="float">
            <text:p>3.45161290322581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nb_13973.ipynb</text:p>
          </table:table-cell>
          <table:table-cell office:value-type="float" office:value="1.41935483870968" calcext:value-type="float">
            <text:p>1.41935483870968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nb_20187.ipyn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nb_24325.ipynb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nb_44070.ipynb</text:p>
          </table:table-cell>
          <table:table-cell office:value-type="float" office:value="2.60714285714286" calcext:value-type="float">
            <text:p>2.60714285714286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nb_62204.ipynb</text:p>
          </table:table-cell>
          <table:table-cell office:value-type="float" office:value="2.42857142857143" calcext:value-type="float">
            <text:p>2.42857142857143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nb_6005.ipynb</text:p>
          </table:table-cell>
          <table:table-cell office:value-type="float" office:value="2.7037037037037" calcext:value-type="float">
            <text:p>2.703703703703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nb_96079.ipynb</text:p>
          </table:table-cell>
          <table:table-cell office:value-type="float" office:value="5.80769230769231" calcext:value-type="float">
            <text:p>5.80769230769231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nb_57777.ipynb</text:p>
          </table:table-cell>
          <table:table-cell office:value-type="float" office:value="55.56" calcext:value-type="float">
            <text:p>55.56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nb_2004.ipynb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nb_5274.ipynb</text:p>
          </table:table-cell>
          <table:table-cell office:value-type="float" office:value="2.08" calcext:value-type="float">
            <text:p>2.08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nb_5433.ipynb</text:p>
          </table:table-cell>
          <table:table-cell office:value-type="float" office:value="11.1666666666667" calcext:value-type="float">
            <text:p>11.166666666666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nb_26172.ipynb</text:p>
          </table:table-cell>
          <table:table-cell office:value-type="float" office:value="4.16666666666667" calcext:value-type="float">
            <text:p>4.1666666666666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nb_62235.ipynb</text:p>
          </table:table-cell>
          <table:table-cell office:value-type="float" office:value="4.39130434782609" calcext:value-type="float">
            <text:p>4.39130434782609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nb_57109.ipynb</text:p>
          </table:table-cell>
          <table:table-cell office:value-type="float" office:value="3.60869565217391" calcext:value-type="float">
            <text:p>3.6086956521739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nb_79900.ipynb</text:p>
          </table:table-cell>
          <table:table-cell office:value-type="float" office:value="3.21739130434783" calcext:value-type="float">
            <text:p>3.21739130434783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nb_85358.ipynb</text:p>
          </table:table-cell>
          <table:table-cell office:value-type="float" office:value="4.71428571428571" calcext:value-type="float">
            <text:p>4.7142857142857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nb_60944.ipynb</text:p>
          </table:table-cell>
          <table:table-cell office:value-type="float" office:value="4.14285714285714" calcext:value-type="float">
            <text:p>4.14285714285714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nb_67377.ipynb</text:p>
          </table:table-cell>
          <table:table-cell office:value-type="float" office:value="3.42857142857143" calcext:value-type="float">
            <text:p>3.42857142857143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nb_12385.ipynb</text:p>
          </table:table-cell>
          <table:table-cell office:value-type="float" office:value="1.52380952380952" calcext:value-type="float">
            <text:p>1.52380952380952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nb_1834.ipynb</text:p>
          </table:table-cell>
          <table:table-cell office:value-type="float" office:value="1.19047619047619" calcext:value-type="float">
            <text:p>1.19047619047619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nb_13533.ipynb</text:p>
          </table:table-cell>
          <table:table-cell office:value-type="float" office:value="7.05" calcext:value-type="float">
            <text:p>7.0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nb_11007.ipynb</text:p>
          </table:table-cell>
          <table:table-cell office:value-type="float" office:value="4.6" calcext:value-type="float">
            <text:p>4.6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nb_132144.ipynb</text:p>
          </table:table-cell>
          <table:table-cell office:value-type="float" office:value="4.6" calcext:value-type="float">
            <text:p>4.6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nb_50130.ipynb</text:p>
          </table:table-cell>
          <table:table-cell office:value-type="float" office:value="18.3684210526316" calcext:value-type="float">
            <text:p>18.3684210526316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nb_30808.ipynb</text:p>
          </table:table-cell>
          <table:table-cell office:value-type="float" office:value="7.57894736842105" calcext:value-type="float">
            <text:p>7.57894736842105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nb_2319.ipynb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nb_3408.ipynb</text:p>
          </table:table-cell>
          <table:table-cell office:value-type="float" office:value="2.88888888888889" calcext:value-type="float">
            <text:p>2.88888888888889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nb_41045.ipynb</text:p>
          </table:table-cell>
          <table:table-cell office:value-type="float" office:value="1.55555555555556" calcext:value-type="float">
            <text:p>1.55555555555556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nb_41292.ipynb</text:p>
          </table:table-cell>
          <table:table-cell office:value-type="float" office:value="7.05882352941176" calcext:value-type="float">
            <text:p>7.05882352941176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nb_17025.ipynb</text:p>
          </table:table-cell>
          <table:table-cell office:value-type="float" office:value="6.47058823529412" calcext:value-type="float">
            <text:p>6.47058823529412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nb_40043.ipynb</text:p>
          </table:table-cell>
          <table:table-cell office:value-type="float" office:value="5.70588235294118" calcext:value-type="float">
            <text:p>5.70588235294118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nb_92404.ipynb</text:p>
          </table:table-cell>
          <table:table-cell office:value-type="float" office:value="5.41176470588235" calcext:value-type="float">
            <text:p>5.41176470588235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nb_78214.ipynb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nb_53968.ipynb</text:p>
          </table:table-cell>
          <table:table-cell office:value-type="float" office:value="9.9375" calcext:value-type="float">
            <text:p>9.9375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nb_2400.ipynb</text:p>
          </table:table-cell>
          <table:table-cell office:value-type="float" office:value="9.5" calcext:value-type="float">
            <text:p>9.5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nb_16302.ipynb</text:p>
          </table:table-cell>
          <table:table-cell office:value-type="float" office:value="9.1875" calcext:value-type="float">
            <text:p>9.1875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nb_24205.ipynb</text:p>
          </table:table-cell>
          <table:table-cell office:value-type="float" office:value="7.875" calcext:value-type="float">
            <text:p>7.875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nb_75735.ipynb</text:p>
          </table:table-cell>
          <table:table-cell office:value-type="float" office:value="6.5625" calcext:value-type="float">
            <text:p>6.5625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nb_6196.ipynb</text:p>
          </table:table-cell>
          <table:table-cell office:value-type="float" office:value="5.3125" calcext:value-type="float">
            <text:p>5.3125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nb_50091.ipynb</text:p>
          </table:table-cell>
          <table:table-cell office:value-type="float" office:value="5.1875" calcext:value-type="float">
            <text:p>5.1875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nb_72813.ipynb</text:p>
          </table:table-cell>
          <table:table-cell office:value-type="float" office:value="1.5625" calcext:value-type="float">
            <text:p>1.5625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nb_35916.ipynb</text:p>
          </table:table-cell>
          <table:table-cell office:value-type="float" office:value="15.6666666666667" calcext:value-type="float">
            <text:p>15.6666666666667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nb_73929.ipynb</text:p>
          </table:table-cell>
          <table:table-cell office:value-type="float" office:value="9.33333333333333" calcext:value-type="float">
            <text:p>9.33333333333333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nb_17335.ipynb</text:p>
          </table:table-cell>
          <table:table-cell office:value-type="float" office:value="8.33333333333333" calcext:value-type="float">
            <text:p>8.33333333333333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nb_172338.ipynb</text:p>
          </table:table-cell>
          <table:table-cell office:value-type="float" office:value="7.86666666666667" calcext:value-type="float">
            <text:p>7.86666666666667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nb_176775.ipynb</text:p>
          </table:table-cell>
          <table:table-cell office:value-type="float" office:value="4.66666666666667" calcext:value-type="float">
            <text:p>4.66666666666667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nb_29068.ipynb</text:p>
          </table:table-cell>
          <table:table-cell office:value-type="float" office:value="8.42857142857143" calcext:value-type="float">
            <text:p>8.42857142857143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nb_17097.ipynb</text:p>
          </table:table-cell>
          <table:table-cell office:value-type="float" office:value="4.21428571428571" calcext:value-type="float">
            <text:p>4.2142857142857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nb_69654.ipynb</text:p>
          </table:table-cell>
          <table:table-cell office:value-type="float" office:value="3.71428571428571" calcext:value-type="float">
            <text:p>3.7142857142857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nb_28795.ipynb</text:p>
          </table:table-cell>
          <table:table-cell office:value-type="float" office:value="2.92857142857143" calcext:value-type="float">
            <text:p>2.92857142857143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nb_13810.ipynb</text:p>
          </table:table-cell>
          <table:table-cell office:value-type="float" office:value="4.46153846153846" calcext:value-type="float">
            <text:p>4.46153846153846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nb_40455.ipynb</text:p>
          </table:table-cell>
          <table:table-cell office:value-type="float" office:value="2.84615384615385" calcext:value-type="float">
            <text:p>2.84615384615385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nb_22193.ipynb</text:p>
          </table:table-cell>
          <table:table-cell office:value-type="float" office:value="1.30769230769231" calcext:value-type="float">
            <text:p>1.3076923076923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nb_15631.ipynb</text:p>
          </table:table-cell>
          <table:table-cell office:value-type="float" office:value="1.23076923076923" calcext:value-type="float">
            <text:p>1.2307692307692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nb_7085.ipynb</text:p>
          </table:table-cell>
          <table:table-cell office:value-type="float" office:value="23.4166666666667" calcext:value-type="float">
            <text:p>23.4166666666667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nb_10895.ipynb</text:p>
          </table:table-cell>
          <table:table-cell office:value-type="float" office:value="12.75" calcext:value-type="float">
            <text:p>12.7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nb_11694.ipynb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nb_12014.ipynb</text:p>
          </table:table-cell>
          <table:table-cell office:value-type="float" office:value="10.25" calcext:value-type="float">
            <text:p>10.2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nb_87269.ipynb</text:p>
          </table:table-cell>
          <table:table-cell office:value-type="float" office:value="6.5" calcext:value-type="float">
            <text:p>6.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nb_88066.ipynb</text:p>
          </table:table-cell>
          <table:table-cell office:value-type="float" office:value="5.66666666666667" calcext:value-type="float">
            <text:p>5.66666666666667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nb_19923.ipynb</text:p>
          </table:table-cell>
          <table:table-cell office:value-type="float" office:value="38.9090909090909" calcext:value-type="float">
            <text:p>38.9090909090909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nb_72336.ipynb</text:p>
          </table:table-cell>
          <table:table-cell office:value-type="float" office:value="6.90909090909091" calcext:value-type="float">
            <text:p>6.9090909090909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nb_76075.ipynb</text:p>
          </table:table-cell>
          <table:table-cell office:value-type="float" office:value="4.63636363636364" calcext:value-type="float">
            <text:p>4.6363636363636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nb_26886.ipynb</text:p>
          </table:table-cell>
          <table:table-cell office:value-type="float" office:value="2.18181818181818" calcext:value-type="float">
            <text:p>2.18181818181818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nb_4571.ipynb</text:p>
          </table:table-cell>
          <table:table-cell office:value-type="float" office:value="17.1" calcext:value-type="float">
            <text:p>17.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nb_21762.ipynb</text:p>
          </table:table-cell>
          <table:table-cell office:value-type="float" office:value="16.8" calcext:value-type="float">
            <text:p>16.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nb_53316.ipynb</text:p>
          </table:table-cell>
          <table:table-cell office:value-type="float" office:value="11.4" calcext:value-type="float">
            <text:p>11.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nb_15605.ipynb</text:p>
          </table:table-cell>
          <table:table-cell office:value-type="float" office:value="9.4" calcext:value-type="float">
            <text:p>9.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nb_710206.ipynb</text:p>
          </table:table-cell>
          <table:table-cell office:value-type="float" office:value="1.7" calcext:value-type="float">
            <text:p>1.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nb_62965.ipynb</text:p>
          </table:table-cell>
          <table:table-cell office:value-type="float" office:value="1.3" calcext:value-type="float">
            <text:p>1.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nb_5993.ipynb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nb_171338.ipynb</text:p>
          </table:table-cell>
          <table:table-cell office:value-type="float" office:value="5.88888888888889" calcext:value-type="float">
            <text:p>5.8888888888888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nb_92101.ipynb</text:p>
          </table:table-cell>
          <table:table-cell office:value-type="float" office:value="3.66666666666667" calcext:value-type="float">
            <text:p>3.66666666666667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nb_54112.ipynb</text:p>
          </table:table-cell>
          <table:table-cell office:value-type="float" office:value="1.11111111111111" calcext:value-type="float">
            <text:p>1.1111111111111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nb_87303.ipynb</text:p>
          </table:table-cell>
          <table:table-cell office:value-type="float" office:value="30.125" calcext:value-type="float">
            <text:p>30.12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nb_10874.ipynb</text:p>
          </table:table-cell>
          <table:table-cell office:value-type="float" office:value="25.375" calcext:value-type="float">
            <text:p>25.37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nb_1143.ipynb</text:p>
          </table:table-cell>
          <table:table-cell office:value-type="float" office:value="21.75" calcext:value-type="float">
            <text:p>21.7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nb_3021.ipynb</text:p>
          </table:table-cell>
          <table:table-cell office:value-type="float" office:value="20.375" calcext:value-type="float">
            <text:p>20.37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nb_18303.ipynb</text:p>
          </table:table-cell>
          <table:table-cell office:value-type="float" office:value="14.5" calcext:value-type="float">
            <text:p>14.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nb_610918.ipynb</text:p>
          </table:table-cell>
          <table:table-cell office:value-type="float" office:value="12.875" calcext:value-type="float">
            <text:p>12.87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nb_76168.ipynb</text:p>
          </table:table-cell>
          <table:table-cell office:value-type="float" office:value="10.875" calcext:value-type="float">
            <text:p>10.87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nb_23427.ipynb</text:p>
          </table:table-cell>
          <table:table-cell office:value-type="float" office:value="7.25" calcext:value-type="float">
            <text:p>7.2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nb_135909.ipynb</text:p>
          </table:table-cell>
          <table:table-cell office:value-type="float" office:value="4.625" calcext:value-type="float">
            <text:p>4.62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nb_55413.ipynb</text:p>
          </table:table-cell>
          <table:table-cell office:value-type="float" office:value="2.375" calcext:value-type="float">
            <text:p>2.37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nb_66900.ipynb</text:p>
          </table:table-cell>
          <table:table-cell office:value-type="float" office:value="2.25" calcext:value-type="float">
            <text:p>2.2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nb_86392.ipynb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nb_14569.ipynb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nb_85911.ipynb</text:p>
          </table:table-cell>
          <table:table-cell office:value-type="float" office:value="24.1428571428571" calcext:value-type="float">
            <text:p>24.142857142857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nb_16033.ipynb</text:p>
          </table:table-cell>
          <table:table-cell office:value-type="float" office:value="16.4285714285714" calcext:value-type="float">
            <text:p>16.428571428571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nb_60187.ipynb</text:p>
          </table:table-cell>
          <table:table-cell office:value-type="float" office:value="12.8571428571429" calcext:value-type="float">
            <text:p>12.857142857142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nb_30647.ipynb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nb_161139.ipynb</text:p>
          </table:table-cell>
          <table:table-cell office:value-type="float" office:value="9.42857142857143" calcext:value-type="float">
            <text:p>9.4285714285714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nb_37151.ipynb</text:p>
          </table:table-cell>
          <table:table-cell office:value-type="float" office:value="3.28571428571429" calcext:value-type="float">
            <text:p>3.2857142857142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nb_18744.ipynb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nb_4469.ipynb</text:p>
          </table:table-cell>
          <table:table-cell office:value-type="float" office:value="18.6666666666667" calcext:value-type="float">
            <text:p>18.666666666666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nb_68280.ipynb</text:p>
          </table:table-cell>
          <table:table-cell office:value-type="float" office:value="13.1666666666667" calcext:value-type="float">
            <text:p>13.166666666666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nb_5040.ipynb</text:p>
          </table:table-cell>
          <table:table-cell office:value-type="float" office:value="12.3333333333333" calcext:value-type="float">
            <text:p>12.333333333333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nb_165004.ipynb</text:p>
          </table:table-cell>
          <table:table-cell office:value-type="float" office:value="10.6666666666667" calcext:value-type="float">
            <text:p>10.666666666666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nb_76419.ipynb</text:p>
          </table:table-cell>
          <table:table-cell office:value-type="float" office:value="9.66666666666667" calcext:value-type="float">
            <text:p>9.6666666666666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nb_41732.ipynb</text:p>
          </table:table-cell>
          <table:table-cell office:value-type="float" office:value="7.33333333333333" calcext:value-type="float">
            <text:p>7.3333333333333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nb_93628.ipynb</text:p>
          </table:table-cell>
          <table:table-cell office:value-type="float" office:value="3.16666666666667" calcext:value-type="float">
            <text:p>3.1666666666666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nb_44198.ipynb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nb_72348.ipynb</text:p>
          </table:table-cell>
          <table:table-cell office:value-type="float" office:value="34.8" calcext:value-type="float">
            <text:p>34.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b_24261.ipynb</text:p>
          </table:table-cell>
          <table:table-cell office:value-type="float" office:value="21.6" calcext:value-type="float">
            <text:p>21.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b_168049.ipynb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b_67296.ipyn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b_61904.ipynb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b_40451.ipynb</text:p>
          </table:table-cell>
          <table:table-cell office:value-type="float" office:value="21.25" calcext:value-type="float">
            <text:p>21.2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b_55927.ipynb</text:p>
          </table:table-cell>
          <table:table-cell office:value-type="float" office:value="4.25" calcext:value-type="float">
            <text:p>4.2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b_146413.ipynb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b_25187.ipynb</text:p>
          </table:table-cell>
          <table:table-cell office:value-type="float" office:value="51.6666666666667" calcext:value-type="float">
            <text:p>51.666666666666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b_44143.ipynb</text:p>
          </table:table-cell>
          <table:table-cell office:value-type="float" office:value="12.6666666666667" calcext:value-type="float">
            <text:p>12.666666666666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b_16456.ipynb</text:p>
          </table:table-cell>
          <table:table-cell office:value-type="float" office:value="9.66666666666667" calcext:value-type="float">
            <text:p>9.6666666666666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b_191327.ipynb</text:p>
          </table:table-cell>
          <table:table-cell office:value-type="float" office:value="2.33333333333333" calcext:value-type="float">
            <text:p>2.3333333333333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b_111963.ipynb</text:p>
          </table:table-cell>
          <table:table-cell office:value-type="float" office:value="29.5" calcext:value-type="float">
            <text:p>29.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b_49420.ipynb</text:p>
          </table:table-cell>
          <table:table-cell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  <table:database-ranges>
        <table:database-range table:name="__Anonymous_Sheet_DB__1" table:target-range-address="Sheet2.A1:Sheet2.D381" table:display-filter-buttons="tru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3-01T15:48:45.854691668</dc:date>
    <meta:editing-duration>PT1H14M7S</meta:editing-duration>
    <meta:editing-cycles>1</meta:editing-cycles>
    <meta:generator>LibreOffice/7.3.7.2$Linux_X86_64 LibreOffice_project/30$Build-2</meta:generator>
    <meta:document-statistic meta:table-count="2" meta:cell-count="2020" meta:object-count="0"/>
  </office:meta>
</office:document-meta>
</file>